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E7000000EDC22C04B4E81DC63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5.3cm" svg:y="-1.326cm" svg:width="6.112cm" svg:height="6.271cm" draw:z-index="0"><draw:image xlink:href="Pictures/10000001000000E7000000EDC22C04B4E81DC63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9T00:10:53.367000000</meta:creation-date>
    <dc:date>2024-10-09T00:45:05.566000000</dc:date>
    <meta:editing-duration>PT34M1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6.3.2$Windows_X86_64 LibreOffice_project/29d686fea9f6705b262d369fede658f824154cc0</meta:generator>
  </office:meta>
</office:document-meta>
</file>